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539cm" table:align="left"/>
    </style:style>
    <style:style style:name="Tabela1.A" style:family="table-column">
      <style:table-column-properties style:column-width="5.38cm"/>
    </style:style>
    <style:style style:name="Tabela1.B" style:family="table-column">
      <style:table-column-properties style:column-width="6.16cm"/>
    </style:style>
    <style:style style:name="Tabela1.A1" style:family="table-cell">
      <style:table-cell-properties style:vertical-align="middle" fo:background-color="#ccccff" fo:padding="0cm" fo:border="none">
        <style:background-image/>
      </style:table-cell-properties>
    </style:style>
    <style:style style:name="Tabela1.A2" style:family="table-cell">
      <style:table-cell-properties style:vertical-align="middle" fo:padding="0.079cm" fo:border="none"/>
    </style:style>
    <style:style style:name="Tabela1.B3" style:family="table-cell">
      <style:table-cell-properties style:vertical-align="middle" fo:padding="0cm" fo:border="none"/>
    </style:style>
    <style:style style:name="Tabela1.B4" style:family="table-cell">
      <style:table-cell-properties style:vertical-align="middle" fo:padding="0cm" fo:border="none"/>
    </style:style>
    <style:style style:name="Tabela1.B5" style:family="table-cell">
      <style:table-cell-properties style:vertical-align="middle" fo:padding="0cm" fo:border="none"/>
    </style:style>
    <style:style style:name="Tabela1.B6" style:family="table-cell">
      <style:table-cell-properties style:vertical-align="middle" fo:padding="0cm" fo:border="none"/>
    </style:style>
    <style:style style:name="Tabela1.B7" style:family="table-cell">
      <style:table-cell-properties style:vertical-align="middle" fo:padding="0cm" fo:border="none"/>
    </style:style>
    <style:style style:name="Tabela1.B8" style:family="table-cell">
      <style:table-cell-properties style:vertical-align="middle" fo:padding="0cm" fo:border="none"/>
    </style:style>
    <style:style style:name="Tabela1.B9" style:family="table-cell">
      <style:table-cell-properties style:vertical-align="middle" fo:padding="0cm" fo:border="none"/>
    </style:style>
    <style:style style:name="Tabela1.B10" style:family="table-cell">
      <style:table-cell-properties style:vertical-align="middle" fo:padding="0cm" fo:border="none"/>
    </style:style>
    <style:style style:name="Tabela1.B11" style:family="table-cell">
      <style:table-cell-properties style:vertical-align="middle" fo:padding="0cm" fo:border="none"/>
    </style:style>
    <style:style style:name="Tabela2" style:family="table">
      <style:table-properties style:width="8.971cm" table:align="left"/>
    </style:style>
    <style:style style:name="Tabela2.A" style:family="table-column">
      <style:table-column-properties style:column-width="1.718cm"/>
    </style:style>
    <style:style style:name="Tabela2.B" style:family="table-column">
      <style:table-column-properties style:column-width="4.145cm"/>
    </style:style>
    <style:style style:name="Tabela2.C" style:family="table-column">
      <style:table-column-properties style:column-width="3.108cm"/>
    </style:style>
    <style:style style:name="Tabela2.A1" style:family="table-cell">
      <style:table-cell-properties style:vertical-align="middle" fo:padding="0.049cm" fo:border="none"/>
    </style:style>
    <style:style style:name="Tabela2.A2" style:family="table-cell">
      <style:table-cell-properties style:vertical-align="middle" fo:background-color="#fdb3ab" fo:padding="0.049cm" fo:border="none">
        <style:background-image/>
      </style:table-cell-properties>
    </style:style>
    <style:style style:name="Tabela2.A19" style:family="table-cell">
      <style:table-cell-properties style:vertical-align="middle" fo:background-color="#fef8c6" fo:padding="0.049cm" fo:border="none">
        <style:background-image/>
      </style:table-cell-properties>
    </style:style>
    <style:style style:name="Tabela2.A21" style:family="table-cell">
      <style:table-cell-properties style:vertical-align="middle" fo:background-color="#d4f4b4" fo:padding="0.049cm" fo:border="none">
        <style:background-image/>
      </style:table-cell-properties>
    </style:style>
    <style:style style:name="Tabela2.A23" style:family="table-cell">
      <style:table-cell-properties style:vertical-align="middle" fo:background-color="#c1e6f5" fo:padding="0.049cm" fo:border="none">
        <style:background-image/>
      </style:table-cell-properties>
    </style:style>
    <style:style style:name="Tabela3" style:family="table">
      <style:table-properties style:width="17cm" table:align="left"/>
    </style:style>
    <style:style style:name="Tabela3.A" style:family="table-column">
      <style:table-column-properties style:column-width="1.875cm"/>
    </style:style>
    <style:style style:name="Tabela3.B" style:family="table-column">
      <style:table-column-properties style:column-width="3.02cm"/>
    </style:style>
    <style:style style:name="Tabela3.C" style:family="table-column">
      <style:table-column-properties style:column-width="3.552cm"/>
    </style:style>
    <style:style style:name="Tabela3.D" style:family="table-column">
      <style:table-column-properties style:column-width="2.499cm"/>
    </style:style>
    <style:style style:name="Tabela3.E" style:family="table-column">
      <style:table-column-properties style:column-width="3.143cm"/>
    </style:style>
    <style:style style:name="Tabela3.F" style:family="table-column">
      <style:table-column-properties style:column-width="2.91cm"/>
    </style:style>
    <style:style style:name="Tabela3.A1" style:family="table-cell">
      <style:table-cell-properties style:vertical-align="middle" fo:padding="0.049cm" fo:border="none"/>
    </style:style>
    <style:style style:name="Tabela3.B1" style:family="table-cell">
      <style:table-cell-properties style:vertical-align="middle" fo:background-color="#fdb3ab" fo:padding="0.049cm" fo:border="none">
        <style:background-image/>
      </style:table-cell-properties>
    </style:style>
    <style:style style:name="Tabela3.C1" style:family="table-cell">
      <style:table-cell-properties style:vertical-align="middle" fo:background-color="#fef8c6" fo:padding="0.049cm" fo:border="none">
        <style:background-image/>
      </style:table-cell-properties>
    </style:style>
    <style:style style:name="Tabela3.D1" style:family="table-cell">
      <style:table-cell-properties style:vertical-align="middle" fo:background-color="#d4f4b4" fo:padding="0.049cm" fo:border="none">
        <style:background-image/>
      </style:table-cell-properties>
    </style:style>
    <style:style style:name="Tabela3.E1" style:family="table-cell">
      <style:table-cell-properties style:vertical-align="middle" fo:background-color="#fed1a0" fo:padding="0.049cm" fo:border="none">
        <style:background-image/>
      </style:table-cell-properties>
    </style:style>
    <style:style style:name="Tabela3.F1" style:family="table-cell">
      <style:table-cell-properties style:vertical-align="middle" fo:background-color="#c1e6f5" fo:padding="0.049cm" fo:border="none">
        <style:background-image/>
      </style:table-cell-properties>
    </style:style>
    <style:style style:name="P1" style:family="paragraph" style:parent-style-name="Standard">
      <style:text-properties fo:language="pt" fo:country="PT"/>
    </style:style>
    <style:style style:name="P2" style:family="paragraph" style:parent-style-name="Standard">
      <style:text-properties fo:language="pt" fo:country="PT" officeooo:rsid="0016fe00" officeooo:paragraph-rsid="0016fe00"/>
    </style:style>
    <style:style style:name="P3" style:family="paragraph" style:parent-style-name="Standard">
      <style:text-properties fo:language="pt" fo:country="PT" officeooo:rsid="0019fef6" officeooo:paragraph-rsid="0019fef6"/>
    </style:style>
    <style:style style:name="P4" style:family="paragraph" style:parent-style-name="Standard">
      <style:text-properties fo:language="pt" fo:country="PT" fo:font-weight="bold" officeooo:rsid="0019fef6" officeooo:paragraph-rsid="0019fef6" style:font-weight-asian="bold" style:font-weight-complex="bold"/>
    </style:style>
    <style:style style:name="P5" style:family="paragraph" style:parent-style-name="Standard">
      <style:text-properties fo:language="pt" fo:country="PT" officeooo:rsid="001e71f2" officeooo:paragraph-rsid="001e71f2"/>
    </style:style>
    <style:style style:name="P6" style:family="paragraph" style:parent-style-name="Standard">
      <style:text-properties fo:language="pt" fo:country="PT" officeooo:rsid="0022d9b1" officeooo:paragraph-rsid="0022d9b1"/>
    </style:style>
    <style:style style:name="P7" style:family="paragraph" style:parent-style-name="Standard">
      <style:text-properties fo:font-size="16pt" fo:font-weight="bold" officeooo:rsid="0019fef6" officeooo:paragraph-rsid="0019fef6" style:font-weight-asian="bold" style:font-weight-complex="bold"/>
    </style:style>
    <style:style style:name="P8" style:family="paragraph" style:parent-style-name="Standard">
      <style:text-properties fo:font-size="16pt" fo:language="pt" fo:country="PT" fo:font-weight="bold" officeooo:rsid="0019fef6" officeooo:paragraph-rsid="0019fef6" style:font-weight-asian="bold" style:font-weight-complex="bold"/>
    </style:style>
    <style:style style:name="P9" style:family="paragraph" style:parent-style-name="Standard">
      <style:text-properties officeooo:paragraph-rsid="0019fef6"/>
    </style:style>
    <style:style style:name="P10" style:family="paragraph" style:parent-style-name="Table_20_Contents">
      <style:paragraph-properties fo:text-align="center" style:justify-single-word="false"/>
      <style:text-properties loext:padding="0cm" loext:border="non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bold"/>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fo:text-align="end"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start" style:justify-single-word="false"/>
    </style:style>
    <style:style style:name="P17" style:family="paragraph" style:parent-style-name="Standard">
      <style:paragraph-properties fo:break-before="page"/>
      <style:text-properties fo:language="pt" fo:country="PT"/>
    </style:style>
    <style:style style:name="P18" style:family="paragraph" style:parent-style-name="Standard">
      <style:text-properties fo:language="pt" fo:country="PT" officeooo:rsid="001e71f2" officeooo:paragraph-rsid="001e71f2"/>
    </style:style>
    <style:style style:name="P19" style:family="paragraph" style:parent-style-name="Standard">
      <style:text-properties fo:language="pt" fo:country="PT" officeooo:rsid="0022fdd6" officeooo:paragraph-rsid="0022fdd6"/>
    </style:style>
    <style:style style:name="P20" style:family="paragraph" style:parent-style-name="Standard">
      <style:text-properties fo:language="pt" fo:country="PT" fo:font-weight="bold" officeooo:rsid="0022fdd6" officeooo:paragraph-rsid="0022fdd6"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language="pt" fo:country="PT"/>
    </style:style>
    <style:style style:name="T5" style:family="text">
      <style:text-properties fo:language="pt" fo:country="PT" fo:font-weight="bold"/>
    </style:style>
    <style:style style:name="T6" style:family="text">
      <style:text-properties fo:language="pt" fo:country="PT" officeooo:rsid="0019fef6"/>
    </style:style>
    <style:style style:name="T7" style:family="text">
      <style:text-properties fo:language="pt" fo:country="PT" officeooo:rsid="001fb1d5"/>
    </style:style>
    <style:style style:name="T8" style:family="text">
      <style:text-properties officeooo:rsid="0012562c"/>
    </style:style>
    <style:style style:name="T9" style:family="text">
      <style:text-properties fo:font-style="italic"/>
    </style:style>
    <style:style style:name="T10" style:family="text">
      <style:text-properties officeooo:rsid="0014fd35"/>
    </style:style>
    <style:style style:name="T11" style:family="text">
      <style:text-properties officeooo:rsid="001fb1d5"/>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firstHeading"/>Laravel</text:h>
      <text:section text:style-name="Sect1" text:name="siteSub">
        <text:p text:style-name="Text_20_body">Origem: Wikipédia, a enciclopédia livre.</text:p>
      </text:section>
      <text:section text:style-name="Sect1" text:name="bodyContent">
        <text:section text:style-name="Sect2" text:name="mw-content-text">
          <table:table table:name="Tabela1" table:style-name="Tabela1">
            <table:table-column table:style-name="Tabela1.A"/>
            <table:table-column table:style-name="Tabela1.B"/>
            <table:table-row table:style-name="TableLine94361579436272">
              <table:table-cell table:style-name="Tabela1.A1" table:number-columns-spanned="2" office:value-type="string">
                <text:p text:style-name="P15">Laravel </text:p>
              </table:table-cell>
              <table:covered-table-cell/>
            </table:table-row>
            <table:table-row table:style-name="TableLine94361579532176">
              <table:table-cell table:style-name="Tabela1.A2" table:number-columns-spanned="2" office:value-type="string">
                <text:p text:style-name="P10"/>
              </table:table-cell>
              <table:covered-table-cell/>
            </table:table-row>
            <table:table-row table:style-name="TableLine94361579532832">
              <table:table-cell table:style-name="Tabela1.A1" office:value-type="string">
                <text:p text:style-name="P11"><text:a xlink:type="simple" xlink:href="https://pt.wikipedia.org/wiki/Programador" text:style-name="Internet_20_link" text:visited-style-name="Visited_20_Internet_20_Link"><text:span text:style-name="T1">Desenvolvedor</text:span></text:a><text:span text:style-name="T1"> </text:span></text:p>
              </table:table-cell>
              <table:table-cell table:style-name="Tabela1.B3" office:value-type="string">
                <text:p text:style-name="P11"><text:a xlink:type="simple" xlink:href="https://pt.wikipedia.org/w/index.php?title=Taylor_Otwell&amp;action=edit&amp;redlink=1" text:style-name="Internet_20_link" text:visited-style-name="Visited_20_Internet_20_Link">Taylor Otwell</text:a> </text:p>
              </table:table-cell>
            </table:table-row>
            <table:table-row table:style-name="TableLine94361579533888">
              <table:table-cell table:style-name="Tabela1.A1" office:value-type="string">
                <text:p text:style-name="P12">Modelo do desenvolvimento </text:p>
              </table:table-cell>
              <table:table-cell table:style-name="Tabela1.B4" office:value-type="string">
                <text:p text:style-name="P11">Software Livre </text:p>
              </table:table-cell>
            </table:table-row>
            <table:table-row table:style-name="TableLine94361579534880">
              <table:table-cell table:style-name="Tabela1.A1" office:value-type="string">
                <text:p text:style-name="P12">Lançamento </text:p>
              </table:table-cell>
              <table:table-cell table:style-name="Tabela1.B5" office:value-type="string">
                <text:p text:style-name="P11"><text:a xlink:type="simple" xlink:href="https://pt.wikipedia.org/wiki/Junho" text:style-name="Internet_20_link" text:visited-style-name="Visited_20_Internet_20_Link">junho</text:a> de <text:a xlink:type="simple" xlink:href="https://pt.wikipedia.org/wiki/2011" text:style-name="Internet_20_link" text:visited-style-name="Visited_20_Internet_20_Link">2011</text:a> (10<text:span text:style-name="T8">+</text:span> anos) </text:p>
              </table:table-cell>
            </table:table-row>
            <table:table-row table:style-name="TableLine94361579535872">
              <table:table-cell table:style-name="Tabela1.A1" office:value-type="string">
                <text:p text:style-name="P11"><text:a xlink:type="simple" xlink:href="https://pt.wikipedia.org/wiki/Versão" text:style-name="Internet_20_link" text:visited-style-name="Visited_20_Internet_20_Link"><text:span text:style-name="T1">Versão</text:span></text:a><text:span text:style-name="T1"> estável </text:span></text:p>
              </table:table-cell>
              <table:table-cell table:style-name="Tabela1.B6" office:value-type="string">
                <text:p text:style-name="P11">9.0 <text:span text:style-name="T3">(8 de fevereiro de 2022; há 3 meses)</text:span> </text:p>
              </table:table-cell>
            </table:table-row>
            <table:table-row table:style-name="TableLine94361579536816">
              <table:table-cell table:style-name="Tabela1.A1" office:value-type="string">
                <text:p text:style-name="P11"><text:a xlink:type="simple" xlink:href="https://pt.wikipedia.org/wiki/Linguagem_de_programação" text:style-name="Internet_20_link" text:visited-style-name="Visited_20_Internet_20_Link"><text:span text:style-name="T1">Escrito em</text:span></text:a><text:span text:style-name="T1"> </text:span></text:p>
              </table:table-cell>
              <table:table-cell table:style-name="Tabela1.B7" office:value-type="string">
                <text:p text:style-name="P11">PHP </text:p>
              </table:table-cell>
            </table:table-row>
            <table:table-row table:style-name="TableLine94361579537936">
              <table:table-cell table:style-name="Tabela1.A1" office:value-type="string">
                <text:p text:style-name="P12">Gênero(s) </text:p>
              </table:table-cell>
              <table:table-cell table:style-name="Tabela1.B8" office:value-type="string">
                <text:p text:style-name="P11"><text:a xlink:type="simple" xlink:href="https://pt.wikipedia.org/w/index.php?title=Web_framework&amp;action=edit&amp;redlink=1" text:style-name="Internet_20_link" text:visited-style-name="Visited_20_Internet_20_Link">Web framework</text:a> </text:p>
              </table:table-cell>
            </table:table-row>
            <table:table-row table:style-name="TableLine94361579539120">
              <table:table-cell table:style-name="Tabela1.A1" office:value-type="string">
                <text:p text:style-name="P11"><text:a xlink:type="simple" xlink:href="https://pt.wikipedia.org/wiki/Licença_de_software" text:style-name="Internet_20_link" text:visited-style-name="Visited_20_Internet_20_Link"><text:span text:style-name="T1">Licença</text:span></text:a><text:span text:style-name="T1"> </text:span></text:p>
              </table:table-cell>
              <table:table-cell table:style-name="Tabela1.B9" office:value-type="string">
                <text:p text:style-name="P11"><text:a xlink:type="simple" xlink:href="https://pt.wikipedia.org/wiki/MIT_License" text:style-name="Internet_20_link" text:visited-style-name="Visited_20_Internet_20_Link">MIT License</text:a> </text:p>
              </table:table-cell>
            </table:table-row>
            <table:table-row table:style-name="TableLine94361579540304">
              <table:table-cell table:style-name="Tabela1.A1" office:value-type="string">
                <text:p text:style-name="P12">Estado do desenvolvimento </text:p>
              </table:table-cell>
              <table:table-cell table:style-name="Tabela1.B10" office:value-type="string">
                <text:p text:style-name="P11">Corrente </text:p>
              </table:table-cell>
            </table:table-row>
            <table:table-row table:style-name="TableLine94361579541488">
              <table:table-cell table:style-name="Tabela1.A1" office:value-type="string">
                <text:p text:style-name="P11"><text:a xlink:type="simple" xlink:href="https://pt.wikipedia.org/wiki/Site" text:style-name="Internet_20_link" text:visited-style-name="Visited_20_Internet_20_Link"><text:span text:style-name="T1">Página oficial</text:span></text:a><text:span text:style-name="T1"> </text:span></text:p>
              </table:table-cell>
              <table:table-cell table:style-name="Tabela1.B11" office:value-type="string">
                <text:p text:style-name="P11"><text:a xlink:type="simple" xlink:href="https://laravel.com/" text:style-name="Internet_20_link" text:visited-style-name="Visited_20_Internet_20_Link">laravel</text:a> </text:p>
              </table:table-cell>
            </table:table-row>
          </table:table>
          <text:p text:style-name="Text_20_body"><text:span text:style-name="T5">Laravel</text:span><text:span text:style-name="T4"> é um framework PHP livre e </text:span><text:a xlink:type="simple" xlink:href="https://pt.wikipedia.org/wiki/Código_aberto" text:style-name="Internet_20_link" text:visited-style-name="Visited_20_Internet_20_Link">open-source</text:a><text:span text:style-name="T4"> criado por </text:span><text:a xlink:type="simple" xlink:href="https://github.com/taylorotwell" text:style-name="Internet_20_link" text:visited-style-name="Visited_20_Internet_20_Link">Taylor B. Otwell</text:a><text:span text:style-name="T4"> para o desenvolvimento de sistemas web que utilizam o padrão </text:span><text:a xlink:type="simple" xlink:href="https://pt.wikipedia.org/wiki/MVC" text:style-name="Internet_20_link" text:visited-style-name="Visited_20_Internet_20_Link">MVC</text:a><text:span text:style-name="T4"> (model, view, controller). Algumas características proeminentes do Laravel são sua sintaxe simples e concisa, um sistema modular com gerenciador de dependências dedicado, várias formas de acesso a banco de dados relacionais e vários utilitários indispensáveis no auxílio ao desenvolvimento e manutenção de sistemas.   </text:span></text:p>
          <text:p text:style-name="Text_20_body"><text:span text:style-name="T4">De acordo com uma pesquisa feita em Março de 2015 com desenvolvedores, o Laravel foi listado como o framework PHP mais popular de 2015, seguido pelo </text:span><text:a xlink:type="simple" xlink:href="https://pt.wikipedia.org/wiki/Symfony" text:style-name="Internet_20_link" text:visited-style-name="Visited_20_Internet_20_Link">Symfony2</text:a><text:span text:style-name="T4">, Nette, </text:span><text:a xlink:type="simple" xlink:href="https://pt.wikipedia.org/wiki/CodeIgniter" text:style-name="Internet_20_link" text:visited-style-name="Visited_20_Internet_20_Link">CodeIgniter</text:a><text:span text:style-name="T4">, </text:span><text:a xlink:type="simple" xlink:href="https://pt.wikipedia.org/wiki/Yii" text:style-name="Internet_20_link" text:visited-style-name="Visited_20_Internet_20_Link">Yii2</text:a><text:span text:style-name="T4"> e outros. Em Agosto de 2015, o Laravel já era o principal framework de projetos PHP no </text:span><text:a xlink:type="simple" xlink:href="https://pt.wikipedia.org/wiki/GitHub" text:style-name="Internet_20_link" text:visited-style-name="Visited_20_Internet_20_Link">GitHub</text:a><text:span text:style-name="T4">. </text:span></text:p>
          <text:p text:style-name="Text_20_body"><text:span text:style-name="T4">Hoje, em 2022, o Laravel está consolidado no mercado, e conta com 70 mil estrelas no </text:span><text:a xlink:type="simple" xlink:href="https://github.com/laravel/laravel" text:style-name="Internet_20_link" text:visited-style-name="Visited_20_Internet_20_Link">GitHub</text:a><text:span text:style-name="T4">. Sendo um dos frameworks voltados para a web com maior número de adeptos e desenvolvedores satisfeitos. </text:span></text:p>
          <text:p text:style-name="Text_20_body"><text:span text:style-name="T4">Laravel foi desenvolvido sob o </text:span><text:a xlink:type="simple" xlink:href="https://pt.wikipedia.org/wiki/Licença_MIT" text:style-name="Internet_20_link" text:visited-style-name="Visited_20_Internet_20_Link">MIT License</text:a><text:span text:style-name="T4">, tendo seu código-fonte hospedado no GitHub. Atualmente encontra-se na versão 9. </text:span></text:p>
        </text:section>
      </text:section>
      <text:h text:style-name="Heading_20_2" text:outline-level="2"><text:bookmark text:name="História"/>História</text:h>
      <text:p text:style-name="Text_20_body">Taylor Otwell criou o Laravel como uma tentativa de fornecer uma alternativa mais avançada para o <text:a xlink:type="simple" xlink:href="https://pt.wikipedia.org/wiki/Framework" text:style-name="Internet_20_link" text:visited-style-name="Visited_20_Internet_20_Link">framework</text:a> <text:a xlink:type="simple" xlink:href="https://pt.wikipedia.org/wiki/CodeIgniter" text:style-name="Internet_20_link" text:visited-style-name="Visited_20_Internet_20_Link">CodeIgniter</text:a>, que não fornecia certos recursos, como suporte integrado para autenticação e autorização de usuário.<text:bookmark text:name="cite_ref-1"/><text:a xlink:type="simple" xlink:href="https://pt.wikipedia.org/wiki/Laravel#cite_note-1" text:style-name="Internet_20_link" text:visited-style-name="Visited_20_Internet_20_Link">[1]</text:a> </text:p>
      <text:p text:style-name="Text_20_body">A 1º versão do Laravel foi lançada em junho de 2011, ela incluía suporte à localização de linguagem, a <text:a xlink:type="simple" xlink:href="https://pt.wikipedia.org/wiki/MVC" text:style-name="Internet_20_link" text:visited-style-name="Visited_20_Internet_20_Link"><text:span text:style-name="T9">models</text:span></text:a> e <text:a xlink:type="simple" xlink:href="https://pt.wikipedia.org/wiki/MVC" text:style-name="Internet_20_link" text:visited-style-name="Visited_20_Internet_20_Link"><text:span text:style-name="T9">views</text:span></text:a>, sessões, rotas e outros mecanismos. </text:p>
      <text:p text:style-name="Text_20_body">O suporte aos <text:a xlink:type="simple" xlink:href="https://pt.wikipedia.org/wiki/MVC" text:style-name="Internet_20_link" text:visited-style-name="Visited_20_Internet_20_Link"><text:span text:style-name="T9">controllers</text:span></text:a> foi adicionado na versão 2º versão, onde o Laravel se tornou um framework <text:a xlink:type="simple" xlink:href="https://pt.wikipedia.org/wiki/MVC" text:style-name="Internet_20_link" text:visited-style-name="Visited_20_Internet_20_Link">MVC</text:a> completo. Foi lançado também um sistema de <text:a xlink:type="simple" xlink:href="https://pt.wikipedia.org/wiki/Web_template" text:style-name="Internet_20_link" text:visited-style-name="Visited_20_Internet_20_Link"><text:span text:style-name="T9">templates</text:span></text:a> chamado Blade e o Laravel passou a implementar os princípios da <text:a xlink:type="simple" xlink:href="https://pt.wikipedia.org/wiki/Inversão_de_controle" text:style-name="Internet_20_link" text:visited-style-name="Visited_20_Internet_20_Link">Inversão de controle</text:a> (<text:span text:style-name="T9">Inversion of Control</text:span> ou IoC, em inglês). </text:p>
      <text:p text:style-name="Text_20_body">Laravel 3 foi lançado em Fevereiro de 2012 com diversas funcionalidades, incluindo uma <text:a xlink:type="simple" xlink:href="https://pt.wikipedia.org/wiki/Interface_de_linha_de_comandos" text:style-name="Internet_20_link" text:visited-style-name="Visited_20_Internet_20_Link">interface de linha de comando</text:a> (command-line interface ou CLI, em inglês) chamado de Artisan, suporte a diversos <text:a xlink:type="simple" xlink:href="https://pt.wikipedia.org/wiki/Sistema_de_gerenciamento_de_banco_de_dados" text:style-name="Internet_20_link" text:visited-style-name="Visited_20_Internet_20_Link">Sistema Gerenciador de Banco de Dados</text:a> – SGBDs, as chamadas <text:span text:style-name="T9">migrations</text:span> como uma forma para controle de versão dos bancos de dados. </text:p>
      <text:p text:style-name="Text_20_body"><text:soft-page-break/>Laravel 5 foi lançado em Fevereiro de 2015 como resultado de mudanças internas que acabaram na renumeração do então futuro lançamento do Laravel 4.3. O Laravel 5 criou uma nova estrutura de arvore de diretório interna para o desenvolvimento de aplicações. </text:p>
      <text:p text:style-name="Text_20_body"><text:a xlink:type="simple" xlink:href="https://laravel.com/docs/6.x/releases" text:style-name="Internet_20_link" text:visited-style-name="Visited_20_Internet_20_Link">Laravel 6</text:a> foi lançado em 3 de setembro de 2019, trazendo compatibilidade com Laravel Vapor<text:bookmark text:name="cite_ref-2"/><text:a xlink:type="simple" xlink:href="https://pt.wikipedia.org/wiki/Laravel#cite_note-2" text:style-name="Internet_20_link" text:visited-style-name="Visited_20_Internet_20_Link">[2]</text:a> e novas funcionalidades como Versionamento Semântico, melhoria nas respostas de autorização, um novo recurso de middleware na classe Job – Job Middleware, as Lazy Collections, novos recursos de query Eloquent e o pacote Laravel UI.<text:bookmark text:name="cite_ref-3"/><text:a xlink:type="simple" xlink:href="https://pt.wikipedia.org/wiki/Laravel#cite_note-3" text:style-name="Internet_20_link" text:visited-style-name="Visited_20_Internet_20_Link">[3]</text:a> </text:p>
      <text:p text:style-name="Text_20_body"><text:a xlink:type="simple" xlink:href="https://laravel.com/docs/7.x/releases" text:style-name="Internet_20_link" text:visited-style-name="Visited_20_Internet_20_Link">Laravel 7</text:a> foi lançado em 3 marco de 2020, com nova funcionalidades como o Laravel Sanctum, Custom Eloquent Casts, melhoria nas Tags de componentes Blade, uma API mínima e expressiva em torno do cliente <text:a xlink:type="simple" xlink:href="https://docs.guzzlephp.org/en/stable/" text:style-name="Internet_20_link" text:visited-style-name="Visited_20_Internet_20_Link">HTTP Guzzle</text:a>. Melhoria na velocidade de cache da rota.<text:bookmark text:name="cite_ref-4"/><text:a xlink:type="simple" xlink:href="https://pt.wikipedia.org/wiki/Laravel#cite_note-4" text:style-name="Internet_20_link" text:visited-style-name="Visited_20_Internet_20_Link">[4]</text:a> </text:p>
      <text:p text:style-name="Text_20_body"><text:a xlink:type="simple" xlink:href="https://laravel.com/docs/8.x/releases" text:style-name="Internet_20_link" text:visited-style-name="Visited_20_Internet_20_Link">Laravel 8</text:a> foi lançado em 8 de setembro de 2020, com novas mudanças no esquema de versionamento do framework, agora os lançamentos primários serão a cada seis meses (Março e Setembro) enquanto versões secundárias ou patch de correção podem ser lançados frequentemente. A política de suporte também foi alterada, com a mudança o Laravel 6 passar a ser a versão LTS que contará com 2 anos de atualizações de novas funcionalidades e 3 anos de atualizações de segurança. </text:p>
      <text:p text:style-name="Text_20_body">O Laravel 8 continuou as melhorias feitas na versão 7, suportando agora o <text:a xlink:type="simple" xlink:href="https://jetstream.laravel.com/1.x/introduction.html" text:style-name="Internet_20_link" text:visited-style-name="Visited_20_Internet_20_Link">Laravel JetStream</text:a>, adicionando novas mudanças na Classe Factory, melhoria na queue, criação de componentes dinâmicos do Blade, criação de um novo recurso chamado de Migration Squashing para melhor organização das Migrations, criação do Job Batching que permite uma forma mais fácil de executar trabalhos em lote, entre diversas outras funcionalidades<text:bookmark text:name="cite_ref-5"/><text:a xlink:type="simple" xlink:href="https://pt.wikipedia.org/wiki/Laravel#cite_note-5" text:style-name="Internet_20_link" text:visited-style-name="Visited_20_Internet_20_Link">[5]</text:a> </text:p>
      <text:p text:style-name="Text_20_body"><text:a xlink:type="simple" xlink:href="https://laravel.com/docs/9.x/releases" text:style-name="Internet_20_link" text:visited-style-name="Visited_20_Internet_20_Link">Laravel 9</text:a> foi lançado em 8 de fevereiro de 2022, trazendo uma mudança considerável no esquema de lançamento. A partir desta versão, o framework receberá uma versão a cada 1 ano. E com isso, cada versão terá suporte para correções de bugs por 18 meses, e correções de segurança por 2 anos. Deixando de lado a nomenclatura LTS. </text:p>
      <text:p text:style-name="Text_20_body">O Laravel 9 trouxe diversas atualizações de pacotes da base do framework, como a troca do <text:a xlink:type="simple" xlink:href="https://swiftmailer.symfony.com/docs/introduction.html" text:style-name="Internet_20_link" text:visited-style-name="Visited_20_Internet_20_Link">Swift Mailer</text:a>, que não é mais mantido, para <text:a xlink:type="simple" xlink:href="https://symfony.com/doc/current/mailer.html" text:style-name="Internet_20_link" text:visited-style-name="Visited_20_Internet_20_Link">Symfony Mailer</text:a>, atualização do <text:a xlink:type="simple" xlink:href="https://flysystem.thephpleague.com/docs/" text:style-name="Internet_20_link" text:visited-style-name="Visited_20_Internet_20_Link">Flysystem</text:a> antes na versão 1, agora na versão mais atual (3). Também houve uma atualização no pacote <text:a xlink:type="simple" xlink:href="https://flareapp.io/ignition" text:style-name="Internet_20_link" text:visited-style-name="Visited_20_Internet_20_Link">Ignition</text:a>, para a versão da Spatie. </text:p>
      <text:p text:style-name="Text_20_body">Além disso, houve diversas atualizações menores para produtividade, como novas funções <text:span text:style-name="T9">str()</text:span> e <text:span text:style-name="T9">to_route()</text:span> e maior suporte de Collections para IDEs. </text:p>
      <text:p text:style-name="Text_20_body">Mas, mesmo com todas as novidades listadas acima, e muitas outras, o ponto chave é a versão do PHP que agora o minimo é a versão 8.0.2 ou superior. Possibilitando o framework trazer diversas melhorias introduzidas nesta versão e posteriores. Inclusive <text:span text:style-name="T9">Enums</text:span> que não havia suporte nativo anteriormente. Apesar dessa funcionalidade só poder ser utilizada com a versão 8.1 do PHP. </text:p>
      <text:h text:style-name="Heading_20_4" text:outline-level="4"><text:bookmark text:name="Hist.C3.B3rico_de_Vers.C3.B5es.5B6.5D"/><text:bookmark text:name="Histórico_de_Versões[6]"/>Histórico de Versões<text:bookmark text:name="cite_ref-6"/><text:a xlink:type="simple" xlink:href="https://pt.wikipedia.org/wiki/Laravel#cite_note-6" text:style-name="Internet_20_link" text:visited-style-name="Visited_20_Internet_20_Link">[6]</text:a></text:h>
      <text:p text:style-name="Text_20_body">Versões nomeadas de LTS possuem suporte a longo prazo, incluindo 2 anos de atualizações para resolver Bugs e 3 anos de atualizações de segurança. As outras versões incluem atualizações de Bugs por seis meses e de atualizações de segurança por 1 ano. </text:p>
      <text:p text:style-name="Text_20_body"><text:soft-page-break/>A partir da versão 9, o framework passa a ter os lançamentos anuais, e com isso cada versão passa a ter suporte para correções de segurança por 2 anos, resultando no fim da nomenclatura LTS para o framework, pois todas as versões terão suporte de longo prazo. </text:p>
      <table:table table:name="Tabela2" table:style-name="Tabela2">
        <table:table-column table:style-name="Tabela2.A"/>
        <table:table-column table:style-name="Tabela2.B"/>
        <table:table-column table:style-name="Tabela2.C"/>
        <table:table-row table:style-name="TableLine94361579514080">
          <table:table-cell table:style-name="Tabela2.A1" office:value-type="string">
            <text:p text:style-name="Table_20_Heading">Versão </text:p>
          </table:table-cell>
          <table:table-cell table:style-name="Tabela2.A1" office:value-type="string">
            <text:p text:style-name="Table_20_Heading">Data de Lançamento </text:p>
          </table:table-cell>
          <table:table-cell table:style-name="Tabela2.A1" office:value-type="string">
            <text:p text:style-name="Table_20_Heading">Versão do PHP </text:p>
          </table:table-cell>
        </table:table-row>
        <table:table-row table:style-name="TableLine94361579638816">
          <table:table-cell table:style-name="Tabela2.A2" office:value-type="string">
            <text:p text:style-name="Table_20_Heading">1.0 </text:p>
          </table:table-cell>
          <table:table-cell table:style-name="Tabela2.A1" office:value-type="string">
            <text:p text:style-name="Table_20_Contents">Junho 2011 </text:p>
          </table:table-cell>
          <table:table-cell table:style-name="Tabela2.A1" office:value-type="string">
            <text:p text:style-name="P13"/>
          </table:table-cell>
        </table:table-row>
        <table:table-row table:style-name="TableLine94361579639632">
          <table:table-cell table:style-name="Tabela2.A2" office:value-type="string">
            <text:p text:style-name="Table_20_Heading">2.0 </text:p>
          </table:table-cell>
          <table:table-cell table:style-name="Tabela2.A1" office:value-type="string">
            <text:p text:style-name="Table_20_Contents">Setembro 2011 </text:p>
          </table:table-cell>
          <table:table-cell table:style-name="Tabela2.A1" office:value-type="string">
            <text:p text:style-name="P13"/>
          </table:table-cell>
        </table:table-row>
        <table:table-row table:style-name="TableLine94361579640384">
          <table:table-cell table:style-name="Tabela2.A2" office:value-type="string">
            <text:p text:style-name="Table_20_Heading">3.0 </text:p>
          </table:table-cell>
          <table:table-cell table:style-name="Tabela2.A1" office:value-type="string">
            <text:p text:style-name="Table_20_Contents">22 de Fevereiro 2012 </text:p>
          </table:table-cell>
          <table:table-cell table:style-name="Tabela2.A1" office:value-type="string">
            <text:p text:style-name="P13"/>
          </table:table-cell>
        </table:table-row>
        <table:table-row table:style-name="TableLine94361579641232">
          <table:table-cell table:style-name="Tabela2.A2" office:value-type="string">
            <text:p text:style-name="Table_20_Heading">3.1 </text:p>
          </table:table-cell>
          <table:table-cell table:style-name="Tabela2.A1" office:value-type="string">
            <text:p text:style-name="Table_20_Contents">27 de Março, 2012 </text:p>
          </table:table-cell>
          <table:table-cell table:style-name="Tabela2.A1" office:value-type="string">
            <text:p text:style-name="P13"/>
          </table:table-cell>
        </table:table-row>
        <table:table-row table:style-name="TableLine94361579642272">
          <table:table-cell table:style-name="Tabela2.A2" office:value-type="string">
            <text:p text:style-name="Table_20_Heading">3.2 </text:p>
          </table:table-cell>
          <table:table-cell table:style-name="Tabela2.A1" office:value-type="string">
            <text:p text:style-name="Table_20_Contents">22 de Maio, 2012 </text:p>
          </table:table-cell>
          <table:table-cell table:style-name="Tabela2.A1" office:value-type="string">
            <text:p text:style-name="P13"/>
          </table:table-cell>
        </table:table-row>
        <table:table-row table:style-name="TableLine94361579643056">
          <table:table-cell table:style-name="Tabela2.A2" office:value-type="string">
            <text:p text:style-name="Table_20_Heading">4.0 </text:p>
          </table:table-cell>
          <table:table-cell table:style-name="Tabela2.A1" office:value-type="string">
            <text:p text:style-name="Table_20_Contents">28 de Maio, 2013 </text:p>
          </table:table-cell>
          <table:table-cell table:style-name="Tabela2.A1" office:value-type="string">
            <text:p text:style-name="P14">≥ 5.3.0 </text:p>
          </table:table-cell>
        </table:table-row>
        <table:table-row table:style-name="TableLine94361579643760">
          <table:table-cell table:style-name="Tabela2.A2" office:value-type="string">
            <text:p text:style-name="Table_20_Heading">4.1 </text:p>
          </table:table-cell>
          <table:table-cell table:style-name="Tabela2.A1" office:value-type="string">
            <text:p text:style-name="Table_20_Contents">12 de Dezembro, 2013 </text:p>
          </table:table-cell>
          <table:table-cell table:style-name="Tabela2.A1" office:value-type="string">
            <text:p text:style-name="P14">≥ 5.3.0 </text:p>
          </table:table-cell>
        </table:table-row>
        <table:table-row table:style-name="TableLine94361579644464">
          <table:table-cell table:style-name="Tabela2.A2" office:value-type="string">
            <text:p text:style-name="Table_20_Heading">4.2 </text:p>
          </table:table-cell>
          <table:table-cell table:style-name="Tabela2.A1" office:value-type="string">
            <text:p text:style-name="Table_20_Contents">1 de Junho, 2014 </text:p>
          </table:table-cell>
          <table:table-cell table:style-name="Tabela2.A1" office:value-type="string">
            <text:p text:style-name="P14">≥ 5.4.0 </text:p>
          </table:table-cell>
        </table:table-row>
        <table:table-row table:style-name="TableLine94361579645168">
          <table:table-cell table:style-name="Tabela2.A2" office:value-type="string">
            <text:p text:style-name="Table_20_Heading">5.0 </text:p>
          </table:table-cell>
          <table:table-cell table:style-name="Tabela2.A1" office:value-type="string">
            <text:p text:style-name="Table_20_Contents">4 de Fevereiro, 2015 </text:p>
          </table:table-cell>
          <table:table-cell table:style-name="Tabela2.A1" office:value-type="string">
            <text:p text:style-name="P14">≥ 5.4.0 </text:p>
          </table:table-cell>
        </table:table-row>
        <table:table-row table:style-name="TableLine94361579646000">
          <table:table-cell table:style-name="Tabela2.A2" office:value-type="string">
            <text:p text:style-name="Table_20_Heading">5.1 LTS </text:p>
          </table:table-cell>
          <table:table-cell table:style-name="Tabela2.A1" office:value-type="string">
            <text:p text:style-name="Table_20_Contents">9 de julho, 2015 </text:p>
          </table:table-cell>
          <table:table-cell table:style-name="Tabela2.A1" office:value-type="string">
            <text:p text:style-name="P14">≥ 5.5.9 </text:p>
          </table:table-cell>
        </table:table-row>
        <table:table-row table:style-name="TableLine94361579646960">
          <table:table-cell table:style-name="Tabela2.A2" office:value-type="string">
            <text:p text:style-name="Table_20_Heading">5.2 </text:p>
          </table:table-cell>
          <table:table-cell table:style-name="Tabela2.A1" office:value-type="string">
            <text:p text:style-name="Table_20_Contents">21 de Dezembro, 2015 </text:p>
          </table:table-cell>
          <table:table-cell table:style-name="Tabela2.A1" office:value-type="string">
            <text:p text:style-name="P14">≥ 5.5.9 </text:p>
          </table:table-cell>
        </table:table-row>
        <table:table-row table:style-name="TableLine94361579647920">
          <table:table-cell table:style-name="Tabela2.A2" office:value-type="string">
            <text:p text:style-name="Table_20_Heading">5.3 </text:p>
          </table:table-cell>
          <table:table-cell table:style-name="Tabela2.A1" office:value-type="string">
            <text:p text:style-name="Table_20_Contents">23 de Agosto, 2016 </text:p>
          </table:table-cell>
          <table:table-cell table:style-name="Tabela2.A1" office:value-type="string">
            <text:p text:style-name="P14">≥ 5.6.4 </text:p>
          </table:table-cell>
        </table:table-row>
        <table:table-row table:style-name="TableLine94361579648880">
          <table:table-cell table:style-name="Tabela2.A2" office:value-type="string">
            <text:p text:style-name="Table_20_Heading">5.4 </text:p>
          </table:table-cell>
          <table:table-cell table:style-name="Tabela2.A1" office:value-type="string">
            <text:p text:style-name="Table_20_Contents">24 de Janeiro, 2017 </text:p>
          </table:table-cell>
          <table:table-cell table:style-name="Tabela2.A1" office:value-type="string">
            <text:p text:style-name="P14">≥ 5.6.4 </text:p>
          </table:table-cell>
        </table:table-row>
        <table:table-row table:style-name="TableLine94361579649840">
          <table:table-cell table:style-name="Tabela2.A2" office:value-type="string">
            <text:p text:style-name="Table_20_Heading">5.5 LTS </text:p>
          </table:table-cell>
          <table:table-cell table:style-name="Tabela2.A1" office:value-type="string">
            <text:p text:style-name="Table_20_Contents">30 de Agosto, 2017 </text:p>
          </table:table-cell>
          <table:table-cell table:style-name="Tabela2.A1" office:value-type="string">
            <text:p text:style-name="P14">≥ 7.0.0 </text:p>
          </table:table-cell>
        </table:table-row>
        <table:table-row table:style-name="TableLine94361579650800">
          <table:table-cell table:style-name="Tabela2.A2" office:value-type="string">
            <text:p text:style-name="Table_20_Heading">5.6 </text:p>
          </table:table-cell>
          <table:table-cell table:style-name="Tabela2.A1" office:value-type="string">
            <text:p text:style-name="Table_20_Contents">7 de Fevereiro, 2018 </text:p>
          </table:table-cell>
          <table:table-cell table:style-name="Tabela2.A1" office:value-type="string">
            <text:p text:style-name="P14">≥ 7.1.3 </text:p>
          </table:table-cell>
        </table:table-row>
        <table:table-row table:style-name="TableLine94361579651760">
          <table:table-cell table:style-name="Tabela2.A2" office:value-type="string">
            <text:p text:style-name="Table_20_Heading">5.7 </text:p>
          </table:table-cell>
          <table:table-cell table:style-name="Tabela2.A1" office:value-type="string">
            <text:p text:style-name="Table_20_Contents">4 de Setembro, 2018 </text:p>
          </table:table-cell>
          <table:table-cell table:style-name="Tabela2.A1" office:value-type="string">
            <text:p text:style-name="P14">≥ 7.1.3 </text:p>
          </table:table-cell>
        </table:table-row>
        <table:table-row table:style-name="TableLine94361579652720">
          <table:table-cell table:style-name="Tabela2.A2" office:value-type="string">
            <text:p text:style-name="Table_20_Heading">5.8 </text:p>
          </table:table-cell>
          <table:table-cell table:style-name="Tabela2.A1" office:value-type="string">
            <text:p text:style-name="Table_20_Contents">26 de Fevereiro, 2019 </text:p>
          </table:table-cell>
          <table:table-cell table:style-name="Tabela2.A1" office:value-type="string">
            <text:p text:style-name="P14">≥ 7.1.3 </text:p>
          </table:table-cell>
        </table:table-row>
        <table:table-row table:style-name="TableLine94361579653680">
          <table:table-cell table:style-name="Tabela2.A19" office:value-type="string">
            <text:p text:style-name="Table_20_Heading">6 LTS </text:p>
          </table:table-cell>
          <table:table-cell table:style-name="Tabela2.A1" office:value-type="string">
            <text:p text:style-name="Table_20_Contents">3 de Setembro, 2019 </text:p>
          </table:table-cell>
          <table:table-cell table:style-name="Tabela2.A1" office:value-type="string">
            <text:p text:style-name="P14">≥ 7.2.0 </text:p>
          </table:table-cell>
        </table:table-row>
        <table:table-row table:style-name="TableLine94361579654992">
          <table:table-cell table:style-name="Tabela2.A2" office:value-type="string">
            <text:p text:style-name="Table_20_Heading">7 </text:p>
          </table:table-cell>
          <table:table-cell table:style-name="Tabela2.A1" office:value-type="string">
            <text:p text:style-name="Table_20_Contents">3 de Março, 2020 </text:p>
          </table:table-cell>
          <table:table-cell table:style-name="Tabela2.A1" office:value-type="string">
            <text:p text:style-name="P14">≥ 7.2.5 </text:p>
          </table:table-cell>
        </table:table-row>
        <table:table-row table:style-name="TableLine94361579655952">
          <table:table-cell table:style-name="Tabela2.A21" office:value-type="string">
            <text:p text:style-name="Table_20_Heading"><text:span text:style-name="T1">8</text:span> </text:p>
          </table:table-cell>
          <table:table-cell table:style-name="Tabela2.A1" office:value-type="string">
            <text:p text:style-name="Table_20_Contents">8 de Setembro, 2020 </text:p>
          </table:table-cell>
          <table:table-cell table:style-name="Tabela2.A1" office:value-type="string">
            <text:p text:style-name="P14">≥ 7.3.0 </text:p>
          </table:table-cell>
        </table:table-row>
        <table:table-row table:style-name="TableLine94361579657264">
          <table:table-cell table:style-name="Tabela2.A21" office:value-type="string">
            <text:p text:style-name="Table_20_Heading"><text:span text:style-name="T1">9</text:span> </text:p>
          </table:table-cell>
          <table:table-cell table:style-name="Tabela2.A1" office:value-type="string">
            <text:p text:style-name="Table_20_Contents">8 de Fevereiro, 2022 </text:p>
          </table:table-cell>
          <table:table-cell table:style-name="Tabela2.A1" office:value-type="string">
            <text:p text:style-name="P14">≥ 8.0.2 </text:p>
          </table:table-cell>
        </table:table-row>
        <table:table-row table:style-name="TableLine94361579658224">
          <table:table-cell table:style-name="Tabela2.A23" office:value-type="string">
            <text:p text:style-name="Table_20_Heading">10 </text:p>
          </table:table-cell>
          <table:table-cell table:style-name="Tabela2.A1" office:value-type="string">
            <text:p text:style-name="Table_20_Contents">7 de Fevereiro, 2023 </text:p>
          </table:table-cell>
          <table:table-cell table:style-name="Tabela2.A1" office:value-type="string">
            <text:p text:style-name="P14">≥ 8.1.0 </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leLine94361579659456">
          <table:table-cell table:style-name="Tabela3.A1" office:value-type="string">
            <text:p text:style-name="P16">Legenda: </text:p>
          </table:table-cell>
          <table:table-cell table:style-name="Tabela3.B1" office:value-type="string">
            <text:p text:style-name="Table_20_Contents">Versão antiga, não mantida </text:p>
          </table:table-cell>
          <table:table-cell table:style-name="Tabela3.C1" office:value-type="string">
            <text:p text:style-name="Table_20_Contents">Versão mais antiga, ainda mantida </text:p>
          </table:table-cell>
          <table:table-cell table:style-name="Tabela3.D1" office:value-type="string">
            <text:p text:style-name="Table_20_Contents"><text:span text:style-name="T1">Versão estável atual</text:span> </text:p>
          </table:table-cell>
          <table:table-cell table:style-name="Tabela3.E1" office:value-type="string">
            <text:p text:style-name="Table_20_Contents">Versão de prévia mais recente </text:p>
          </table:table-cell>
          <table:table-cell table:style-name="Tabela3.F1" office:value-type="string">
            <text:p text:style-name="Table_20_Contents">Lançamento futuro </text:p>
          </table:table-cell>
        </table:table-row>
      </table:table>
      <text:p text:style-name="Text_20_body"><text:bookmark text:name="Confer.C3.AAncias"/><text:bookmark text:name="Conferências"/></text:p>
      <text:p text:style-name="Standard"><text:a xlink:type="simple" xlink:href="https://pt.wikipedia.org/wiki/Laravel" text:style-name="Internet_20_link" text:visited-style-name="Visited_20_Internet_20_Link">https://pt.wikipedia.org/wiki/Laravel</text:a></text:p>
      <text:p text:style-name="Standard"/>
      <text:p text:style-name="P7">Origem do nome Laravel</text:p>
      <text:p text:style-name="Standard"/>
      <text:p text:style-name="Standard">Em N<text:span text:style-name="T10">a</text:span>rnia, Cair Paravel é o nome do castelo onde vivem os reis e rainhas de N<text:span text:style-name="T10">a</text:span>rnia. Laravel rima com Paravel. Achei que o nome tinha um toque elegante e sofisticado.</text:p>
      <text:p text:style-name="Standard"><text:a xlink:type="simple" xlink:href="http://forumsarchive.laravel.io/viewtopic.php?pid=15#p15" text:style-name="Internet_20_link" text:visited-style-name="Visited_20_Internet_20_Link">Taylor Otwell</text:a> </text:p>
      <text:p text:style-name="Standard"/>
      <text:p text:style-name="P1">Taylor compartilhando como surgiu o nome Laravel. Antes disso, aparentemente, chamava-se Bootplant. Boa mudança se você me perguntar ☺</text:p>
      <text:p text:style-name="P1"/>
      <text:p text:style-name="P1"><text:a xlink:type="simple" xlink:href="https://laravel-news.com/in-narnia-cair-paravel-is-the-name-of-the-castle" text:style-name="Internet_20_link" text:visited-style-name="Visited_20_Internet_20_Link">https://laravel-news.com/in-narnia-cair-paravel-is-the-name-of-the-castle</text:a></text:p>
      <text:p text:style-name="P1"/>
      <text:p text:style-name="P6">Agora complicou. Veja:</text:p>
      <text:p text:style-name="P6"><text:a xlink:type="simple" xlink:href="https://www.youtube.com/watch?v=sBIkA95t1wM" text:style-name="Internet_20_link" text:visited-style-name="Visited_20_Internet_20_Link">https://www.youtube.com/watch?v=sBIkA95t1wM</text:a> </text:p>
      <text:p text:style-name="P17"><text:a xlink:type="simple" xlink:href="https://www.freecodecamp.org/news/an-introduction-to-operating-systems/" text:style-name="Internet_20_link" text:visited-style-name="Visited_20_Internet_20_Link">https://www.freecodecamp.org/news/an-introduction-to-operating-systems/</text:a></text:p>
      <text:p text:style-name="P2"><text:a xlink:type="simple" xlink:href="https://www.pcmag.com/picks/windows-vs-macos-vs-chrome-os-vs-ubuntu-linux-which-operating-system-reigns" text:style-name="Internet_20_link" text:visited-style-name="Visited_20_Internet_20_Link"/></text:p>
      <text:p text:style-name="P2"><text:a xlink:type="simple" xlink:href="https://www.pcmag.com/picks/windows-vs-macos-vs-chrome-os-vs-ubuntu-linux-which-operating-system-reigns" text:style-name="Internet_20_link" text:visited-style-name="Visited_20_Internet_20_Link">https://www.pcmag.com/picks/windows-vs-macos-vs-chrome-os-vs-ubuntu-linux-which-operating-system-reigns</text:a></text:p>
      <text:p text:style-name="P2"/>
      <text:p text:style-name="P2"><text:a xlink:type="simple" xlink:href="https://www.makeuseof.com/tag/free-alternatives-to-windows-operating-systems/" text:style-name="Internet_20_link" text:visited-style-name="Visited_20_Internet_20_Link">https://www.makeuseof.com/tag/free-alternatives-to-windows-operating-systems/</text:a></text:p>
      <text:p text:style-name="P2"/>
      <text:p text:style-name="P2"/>
      <text:p text:style-name="P8">Origem do nome do namespace Illuminate</text:p>
      <text:p text:style-name="P3"/>
      <text:p text:style-name="P3">Taylor Otwell, criador do Laravel, respondeu a esta pergunta no canal IRC do Laravel:</text:p>
      <text:p text:style-name="P3">"Iluminar significa iluminar, como iluminar o desenvolvimento PHP e torná-lo melhor"</text:p>
      <text:p text:style-name="P3"/>
      <text:p text:style-name="P3">Fonte: http://irclogs.laravel.io/2014-04-11/21:13#log-53485b0f82538e545400194b</text:p>
      <text:p text:style-name="P3"/>
      <text:p text:style-name="P4">Vladislav Rastrusny</text:p>
      <text:p text:style-name="P3">Programador líder @ForumHouse.RU</text:p>
      <text:p text:style-name="P3">Respondido em 4 de março de 2016</text:p>
      <text:p text:style-name="P3"/>
      <text:p text:style-name="P9"><text:span text:style-name="T6">Il</text:span><text:span text:style-name="T7">l</text:span><text:span text:style-name="T6">umina</text:span><text:span text:style-name="T7">te</text:span><text:span text:style-name="T6"> é um codinome d</text:span><text:span text:style-name="T7">o</text:span><text:span text:style-name="T6"> Laravel 4: Laravel</text:span></text:p>
      <text:p text:style-name="P3"/>
      <text:p text:style-name="P3">Verifique esse artigo da WikiPedia <text:span text:style-name="T11">(</text:span><text:a xlink:type="simple" xlink:href="https://en.wikipedia.org/wiki/Laravel#History" text:style-name="Internet_20_link" text:visited-style-name="Visited_20_Internet_20_Link"><text:span text:style-name="T11">https://en.wikipedia.org/wiki/Laravel#History</text:span></text:a><text:span text:style-name="T11">)</text:span> para obter detalhes. Eu acho que o Laravel 4 foi um sucesso, então esse codinome ainda está conosco ;) Abaixo está uma citação da Wikipedia.</text:p>
      <text:p text:style-name="P3"/>
      <text:p text:style-name="P3">O Laravel 4, codinome Illuminate, foi lançado em maio de 2013. Ele foi feito como uma reescrita completa do framework Laravel, migrando seu layout para um conjunto de pacotes separados distribuídos através do Composer, que serve como um gerenciador de pacotes em nível de aplicativo. Esse layout melhorou a extensibilidade do Laravel 4, que foi combinado com seu cronograma oficial de lançamento regular de seis meses entre o ponto menor… (mais)</text:p>
      <text:p text:style-name="P3"/>
      <text:p text:style-name="P5"><text:span text:style-name="T2">Minha observação</text:span>: Então, este não me parece ter sido um bom nome, pois ele está carregado com outro significado, que para algumas pessoas é negativo. Minha posição é claro que não, fico com a iluminação.</text:p>
      <text:p text:style-name="P5"/>
      <text:p text:style-name="P5"/>
      <text:p text:style-name="P20">Nomes são importantes mas somente no primeiro momento</text:p>
      <text:p text:style-name="P19"/>
      <text:p text:style-name="P19">Somente para ser encontrado pelo Google e mostrado no início da listagem, mas somente isso, para segurar o visitante/cliente/programador que chegou ao site precisamos fazer muito mais que aparecer no Google nos primeiros resultados.</text:p>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09:51:23.276193337</meta:creation-date>
    <dc:date>2022-05-26T07:21:43.155910488</dc:date>
    <meta:editing-duration>PT30M15S</meta:editing-duration>
    <meta:editing-cycles>18</meta:editing-cycles>
    <meta:generator>LibreOffice/6.4.7.2$Linux_X86_64 LibreOffice_project/40$Build-2</meta:generator>
    <meta:document-statistic meta:table-count="3" meta:image-count="0" meta:object-count="0" meta:page-count="4" meta:paragraph-count="136" meta:word-count="1396" meta:character-count="8966" meta:non-whitespace-character-count="7592"/>
  </office:meta>
</office:document-meta>
</file>